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1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top="20.00pt" fo:margin-bottom="6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justify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justify"/>
    </style:style>
    <style:style style:name="P5" style:family="paragraph">
      <style:paragraph-properties fo:line-height="115.00%" fo:text-align="justify" fo:margin-left="36.00pt" fo:text-indent="36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justify"/>
    </style:style>
    <style:style style:name="P7" style:family="paragraph">
      <style:paragraph-properties fo:line-height="115.00%" fo:text-align="lef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15.00%" fo:text-align="justify"/>
    </style:style>
    <style:style style:name="P9" style:family="paragraph">
      <style:paragraph-properties fo:line-height="115.00%" fo:text-align="left"/>
    </style:style>
    <text:list-style style:name="L1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0" style:family="paragraph">
      <style:paragraph-properties fo:line-height="115.00%" fo:text-align="justify"/>
    </style:style>
    <style:style style:name="P11" style:family="paragraph">
      <style:paragraph-properties fo:line-height="115.00%" fo:text-align="left"/>
    </style:style>
    <style:style style:name="P1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ocumento de arquitetura</text:span></text:p>
      <text:p text:style-name="P1"><text:span text:style-name="T2">Integração de aplicações</text:span><text:span text:style-name="T3"/></text:p>
      <text:p text:style-name="P2"><text:span text:style-name="T4"/></text:p>
      <text:p text:style-name="P3"><text:span text:style-name="T4"/></text:p>
      <text:list text:style-name="L4">
        <text:list-item>
          <text:p text:style-name="P4"><text:span text:style-name="T5">Finalidade do Documento</text:span></text:p>
        </text:list-item>
      </text:list>
      <text:p text:style-name="P5"><text:span text:style-name="T6">Este documento tem como objetivo fornecer uma visão arquitetural abrangente do sistema. Ele pretende capturar e transmitir as decisões arquiteturas significativas que foram tomadas em relação ao sistema.</text:span></text:p>
      <text:p text:style-name="P5"><text:span text:style-name="T7"/></text:p>
      <text:list text:style-name="L6">
        <text:list-item>
          <text:p text:style-name="P6"><text:span text:style-name="T8">Contexto</text:span></text:p>
        </text:list-item>
      </text:list>
      <text:p text:style-name="P7"><text:span text:style-name="T9"><text:tab/>No contexto da disciplina Integração de Aplicativos, de Engenharia de software - UFG, para o trabalho final foi definido uma aplicação de integração, que funciona por meio de troca de mensagem, o qual será um aplicativo que faz o armazenamento no Google Drive para todo commit feito em um repositório escolhido no Git Hub.</text:span></text:p>
      <text:p text:style-name="P7"><text:span text:style-name="T9"><text:line-break/>No contexto temos duas aplicações, A e B que se comunicam usando<text:s text:c="2"/>troca de mensagens, bastará utilizar os métodos desta classe. A aplicação A (Escuta repositórios do GitHub) utilizá o método que envia uma mensagem e a aplicação B (Faz o backup de um repositório no GoogleDrive) utilizará o método que lê uma mensagem.</text:span></text:p>
      <text:p text:style-name="P7"><text:span text:style-name="T10"/></text:p>
      <text:p text:style-name="P7"><text:span text:style-name="T10"/></text:p>
      <text:list text:style-name="L8">
        <text:list-item>
          <text:p text:style-name="P8"><text:span text:style-name="T11">Diagrama de arquitetura<text:line-break/></text:span></text:p>
        </text:list-item>
        <text:list-item>
          <text:p text:style-name="P8"><text:span text:style-name="T11">Definição da solução e tecnologias</text:span></text:p>
        </text:list-item>
      </text:list>
      <text:p text:style-name="P9"><text:span text:style-name="T12"><text:tab/>Trata-se de um web service que captura commits do GitHub para criar uma cópia de segurança no Google Drive. A aplicação implementada será a fila de commits a serem consumidos.</text:span></text:p>
      <text:p text:style-name="P9"><text:span text:style-name="T12">Será utilizado o CloudAMQP, no qual se instala e utiliza clusters RabbitMQ para a troca de mensagens, e armazenar as filas de mensagens. </text:span></text:p>
      <text:p text:style-name="P9"><text:span text:style-name="T13"/></text:p>
      <text:p text:style-name="P9"><text:span text:style-name="T14">O software a ser construído, em php 7.1, usará a biblioteca<text:s/></text:span><text:a xlink:href="https://github.com/cloudamqp/php-amqplib-example"><text:span text:style-name="T16">php-amqplib</text:span></text:a><text:span text:style-name="T17"><text:s/>para se comunicar com o servidor de troca de mensagens, sendo utilizada para enviar mensagem ou ler uma próxima mensagem de uma fila.</text:span></text:p>
      <text:p text:style-name="P9"><text:span text:style-name="T17"><text:line-break/>A mensagem a ser enviada será no formato JSON.</text:span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list text:style-name="L10">
        <text:list-item>
          <text:p text:style-name="P10"><text:span text:style-name="T19">Tecnologias e soluções para infraestrutura e projeto</text:span></text:p>
        </text:list-item>
      </text:list>
      <text:p text:style-name="P11"><text:span text:style-name="T20"/></text:p>
      <text:p text:style-name="P11"><text:span text:style-name="T21">Para documentação do código fonte do projeto, será utilizado o padrão de escrita PHPDoc e a biblioteca phpDocumentor (</text:span><text:a xlink:href="https://www.phpdoc.org/"><text:span text:style-name="T22">https://www.phpdoc.org/</text:span></text:a><text:span text:style-name="T23">) para gerar a interface web da documentação do projeto. </text:span></text:p>
      <text:p text:style-name="P11"><text:span text:style-name="T23">Para a modelagem UML da classe será utilizado o Astah (</text:span><text:a xlink:href="http://astah.net/"><text:span text:style-name="T24">http://astah.net/</text:span></text:a><text:span text:style-name="T25">)<text:line-break/>O GitHub irá armazenar o código fonte e fará o Gerenciamento de Configuração do Projeto, para os testes unitários será utilizado o PHPUnit (</text:span><text:a xlink:href="https://phpunit.de/"><text:span text:style-name="T26">https://phpunit.de/</text:span></text:a><text:span text:style-name="T27">) e para realizar a integração contínua do projeto será utilizado o Shippable (</text:span><text:a xlink:href="https://www.shippable.com/"><text:span text:style-name="T28">https://www.shippable.com/</text:span></text:a><text:span text:style-name="T29">).<text:line-break/>Para gerenciamento das bibliotecas a serem utilizadas pelo projeto, será utilizado o Composer (</text:span><text:a xlink:href="https://getcomposer.org/"><text:span text:style-name="T30">https://getcomposer.org/</text:span></text:a><text:span text:style-name="T31">)<text:line-break/></text:span></text:p>
      <text:p text:style-name="P12"><text:span text:style-name="T3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